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normal" officeooo:rsid="002a19b3" officeooo:paragraph-rsid="002a19b3" style:font-weight-asian="normal" style:font-weight-complex="normal"/>
    </style:style>
    <style:style style:name="P2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143d0" officeooo:paragraph-rsid="003143d0"/>
    </style:style>
    <style:style style:name="P3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8f716" officeooo:paragraph-rsid="0038f716"/>
    </style:style>
    <style:style style:name="P4" style:family="paragraph" style:parent-style-name="Text_20_body">
      <style:paragraph-properties fo:text-align="justify" style:justify-single-word="false"/>
      <style:text-properties fo:language="fr" fo:country="FR" officeooo:rsid="001673f5" officeooo:paragraph-rsid="001673f5"/>
    </style:style>
    <style:style style:name="P5" style:family="paragraph" style:parent-style-name="Text_20_body">
      <style:paragraph-properties fo:text-align="justify" style:justify-single-word="false"/>
      <style:text-properties fo:language="fr" fo:country="FR" officeooo:rsid="0016de1c" officeooo:paragraph-rsid="0016de1c"/>
    </style:style>
    <style:style style:name="P6" style:family="paragraph" style:parent-style-name="Text_20_body">
      <style:paragraph-properties fo:text-align="justify" style:justify-single-word="false"/>
      <style:text-properties fo:language="fr" fo:country="FR" fo:font-weight="normal" officeooo:rsid="0016de1c" officeooo:paragraph-rsid="0016de1c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language="fr" fo:country="FR" officeooo:paragraph-rsid="0016de1c"/>
    </style:style>
    <style:style style:name="P8" style:family="paragraph" style:parent-style-name="Text_20_body">
      <style:paragraph-properties fo:text-align="justify" style:justify-single-word="false"/>
      <style:text-properties fo:language="fr" fo:country="FR" officeooo:paragraph-rsid="0018a901"/>
    </style:style>
    <style:style style:name="P9" style:family="paragraph" style:parent-style-name="Text_20_body">
      <style:paragraph-properties fo:text-align="justify" style:justify-single-word="false"/>
      <style:text-properties fo:language="fr" fo:country="FR" officeooo:paragraph-rsid="001acd0e"/>
    </style:style>
    <style:style style:name="P10" style:family="paragraph" style:parent-style-name="Text_20_body">
      <style:paragraph-properties fo:text-align="justify" style:justify-single-word="false"/>
      <style:text-properties fo:language="fr" fo:country="FR" officeooo:paragraph-rsid="0022d695"/>
    </style:style>
    <style:style style:name="P11" style:family="paragraph" style:parent-style-name="Text_20_body">
      <style:paragraph-properties fo:text-align="justify" style:justify-single-word="false"/>
      <style:text-properties fo:language="fr" fo:country="FR" officeooo:paragraph-rsid="003709da"/>
    </style:style>
    <style:style style:name="P12" style:family="paragraph" style:parent-style-name="Text_20_body">
      <style:paragraph-properties fo:text-align="justify" style:justify-single-word="false"/>
      <style:text-properties fo:language="fr" fo:country="FR" officeooo:rsid="0018a901" officeooo:paragraph-rsid="0018a901"/>
    </style:style>
    <style:style style:name="P13" style:family="paragraph" style:parent-style-name="Text_20_body">
      <style:paragraph-properties fo:text-align="justify" style:justify-single-word="false"/>
      <style:text-properties fo:language="fr" fo:country="FR" officeooo:rsid="002a19b3" officeooo:paragraph-rsid="002a19b3"/>
    </style:style>
    <style:style style:name="P14" style:family="paragraph" style:parent-style-name="Text_20_body">
      <style:paragraph-properties fo:text-align="justify" style:justify-single-word="false"/>
      <style:text-properties fo:language="fr" fo:country="FR" officeooo:rsid="003143d0" officeooo:paragraph-rsid="003143d0"/>
    </style:style>
    <style:style style:name="P15" style:family="paragraph" style:parent-style-name="Text_20_body">
      <style:text-properties fo:language="fr" fo:country="FR" officeooo:paragraph-rsid="0031fe76"/>
    </style:style>
    <style:style style:name="P16" style:family="paragraph" style:parent-style-name="Text_20_body">
      <style:text-properties fo:language="fr" fo:country="FR" officeooo:rsid="0033ba49" officeooo:paragraph-rsid="0033ba49"/>
    </style:style>
    <style:style style:name="P17" style:family="paragraph" style:parent-style-name="Text_20_body">
      <style:paragraph-properties fo:text-align="justify" style:justify-single-word="false"/>
      <style:text-properties fo:language="fr" fo:country="FR" officeooo:rsid="00349450" officeooo:paragraph-rsid="00349450"/>
    </style:style>
    <style:style style:name="P18" style:family="paragraph" style:parent-style-name="Text_20_body">
      <style:paragraph-properties fo:text-align="justify" style:justify-single-word="false"/>
      <style:text-properties fo:language="fr" fo:country="FR" officeooo:rsid="00351bab" officeooo:paragraph-rsid="00351bab"/>
    </style:style>
    <style:style style:name="P19" style:family="paragraph" style:parent-style-name="Text_20_body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8f716" officeooo:paragraph-rsid="0038f716"/>
    </style:style>
    <style:style style:name="P20" style:family="paragraph" style:parent-style-name="Text_20_body">
      <style:text-properties officeooo:paragraph-rsid="00346f48"/>
    </style:style>
    <style:style style:name="P21" style:family="paragraph" style:parent-style-name="Subtitle">
      <style:paragraph-properties fo:text-align="center" style:justify-single-word="false"/>
      <style:text-properties fo:language="fr" fo:country="FR" fo:font-style="italic" officeooo:rsid="001673f5" officeooo:paragraph-rsid="001673f5" style:font-style-asian="italic" style:font-style-complex="italic"/>
    </style:style>
    <style:style style:name="P22" style:family="paragraph" style:parent-style-name="Heading">
      <style:paragraph-properties fo:text-align="justify" style:justify-single-word="false"/>
      <style:text-properties fo:language="fr" fo:country="FR" style:text-underline-style="solid" style:text-underline-width="auto" style:text-underline-color="font-color" officeooo:rsid="003c47e2" officeooo:paragraph-rsid="003c47e2"/>
    </style:style>
    <style:style style:name="P23" style:family="paragraph" style:parent-style-name="Heading">
      <style:paragraph-properties fo:text-align="justify" style:justify-single-word="false"/>
      <style:text-properties fo:language="fr" fo:country="FR" fo:font-style="italic" style:text-underline-style="none" officeooo:rsid="0044b381" officeooo:paragraph-rsid="0044b381" style:font-style-asian="italic" style:font-style-complex="italic"/>
    </style:style>
    <style:style style:name="P24" style:family="paragraph" style:parent-style-name="Heading">
      <style:paragraph-properties fo:text-align="justify" style:justify-single-word="false"/>
      <style:text-properties officeooo:paragraph-rsid="003fcc38"/>
    </style:style>
    <style:style style:name="P25" style:family="paragraph" style:parent-style-name="Heading">
      <style:paragraph-properties fo:text-align="justify" style:justify-single-word="false" fo:break-before="page"/>
      <style:text-properties fo:language="fr" fo:country="FR" style:text-underline-style="solid" style:text-underline-width="auto" style:text-underline-color="font-color" officeooo:rsid="003c47e2" officeooo:paragraph-rsid="003c47e2"/>
    </style:style>
    <style:style style:name="P26" style:family="paragraph" style:parent-style-name="Heading">
      <style:paragraph-properties fo:text-align="justify" style:justify-single-word="false" fo:break-before="page"/>
      <style:text-properties style:text-underline-style="solid" style:text-underline-width="auto" style:text-underline-color="font-color" officeooo:rsid="00351bab" officeooo:paragraph-rsid="00351bab"/>
    </style:style>
    <style:style style:name="P27" style:family="paragraph" style:parent-style-name="Heading_20_1">
      <style:paragraph-properties fo:text-align="center" style:justify-single-word="false"/>
      <style:text-properties fo:language="fr" fo:country="FR"/>
    </style:style>
    <style:style style:name="P28" style:family="paragraph" style:parent-style-name="Heading_20_2">
      <style:text-properties fo:language="fr" fo:country="FR" style:text-underline-style="solid" style:text-underline-width="auto" style:text-underline-color="font-color" officeooo:rsid="001acd0e" officeooo:paragraph-rsid="001acd0e"/>
    </style:style>
    <style:style style:name="P29" style:family="paragraph" style:parent-style-name="Heading_20_3">
      <style:paragraph-properties fo:text-align="justify" style:justify-single-word="false"/>
      <style:text-properties fo:language="fr" fo:country="FR" officeooo:rsid="0016de1c" officeooo:paragraph-rsid="0016de1c"/>
    </style:style>
    <style:style style:name="P30" style:family="paragraph" style:parent-style-name="Heading_20_3">
      <style:paragraph-properties fo:text-align="justify" style:justify-single-word="false"/>
      <style:text-properties fo:language="fr" fo:country="FR" officeooo:rsid="0018a901" officeooo:paragraph-rsid="0018a901"/>
    </style:style>
    <style:style style:name="P31" style:family="paragraph" style:parent-style-name="Heading_20_3" style:list-style-name="">
      <style:paragraph-properties fo:text-align="justify" style:justify-single-word="false"/>
      <style:text-properties fo:language="fr" fo:country="FR" officeooo:rsid="0018a901" officeooo:paragraph-rsid="0018a901"/>
    </style:style>
    <style:style style:name="P32" style:family="paragraph" style:parent-style-name="Heading_20_3">
      <style:paragraph-properties fo:text-align="justify" style:justify-single-word="false"/>
      <style:text-properties fo:language="fr" fo:country="FR" officeooo:rsid="001acd0e" officeooo:paragraph-rsid="001acd0e"/>
    </style:style>
    <style:style style:name="P33" style:family="paragraph" style:parent-style-name="Heading_20_3" style:list-style-name="">
      <style:text-properties fo:language="fr" fo:country="FR" officeooo:rsid="0031fe76" officeooo:paragraph-rsid="0031fe76"/>
    </style:style>
    <style:style style:name="P34" style:family="paragraph" style:parent-style-name="Heading_20_3">
      <style:paragraph-properties fo:text-align="justify" style:justify-single-word="false"/>
      <style:text-properties fo:language="fr" fo:country="FR" officeooo:rsid="003709da" officeooo:paragraph-rsid="003709da"/>
    </style:style>
    <style:style style:name="P35" style:family="paragraph" style:parent-style-name="Heading_20_3">
      <style:text-properties officeooo:rsid="00346f48" officeooo:paragraph-rsid="00346f48"/>
    </style:style>
    <style:style style:name="P36" style:family="paragraph" style:parent-style-name="Heading_20_3">
      <style:paragraph-properties fo:text-align="justify" style:justify-single-word="false" fo:break-before="page"/>
      <style:text-properties fo:language="fr" fo:country="FR" officeooo:rsid="0018a901" officeooo:paragraph-rsid="0018a901"/>
    </style:style>
    <style:style style:name="P37" style:family="paragraph" style:parent-style-name="Heading_20_3">
      <style:paragraph-properties fo:text-align="justify" style:justify-single-word="false" fo:break-before="page"/>
      <style:text-properties fo:language="fr" fo:country="FR" officeooo:rsid="0022d695" officeooo:paragraph-rsid="0022d695"/>
    </style:style>
    <style:style style:name="P38" style:family="paragraph" style:parent-style-name="Heading_20_3">
      <style:paragraph-properties fo:break-before="page"/>
      <style:text-properties fo:language="fr" fo:country="FR" officeooo:rsid="0031fe76" officeooo:paragraph-rsid="0031fe76"/>
    </style:style>
    <style:style style:name="P39" style:family="paragraph" style:parent-style-name="Text_20_body" style:list-style-name="L1">
      <style:paragraph-properties fo:text-align="justify" style:justify-single-word="false"/>
      <style:text-properties fo:language="fr" fo:country="FR" fo:font-weight="bold" officeooo:rsid="0016de1c" officeooo:paragraph-rsid="0016de1c" style:font-weight-asian="bold" style:font-weight-complex="bold"/>
    </style:style>
    <style:style style:name="P40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51bab" officeooo:paragraph-rsid="00351bab" style:font-weight-asian="bold" style:font-weight-complex="bold"/>
    </style:style>
    <style:style style:name="P41" style:family="paragraph" style:parent-style-name="Text_20_body" style:list-style-name="L10">
      <style:paragraph-properties fo:text-align="justify" style:justify-single-word="false"/>
      <style:text-properties fo:language="fr" fo:country="FR" fo:font-weight="bold" officeooo:rsid="0035e7ed" officeooo:paragraph-rsid="0035e7ed" style:font-weight-asian="bold" style:font-weight-complex="bold"/>
    </style:style>
    <style:style style:name="P42" style:family="paragraph" style:parent-style-name="Text_20_body" style:list-style-name="L1">
      <style:paragraph-properties fo:text-align="justify" style:justify-single-word="false"/>
      <style:text-properties fo:language="fr" fo:country="FR" fo:font-weight="normal" officeooo:rsid="0016de1c" officeooo:paragraph-rsid="0016de1c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language="fr" fo:country="FR" fo:font-weight="normal" officeooo:rsid="0035e7ed" officeooo:paragraph-rsid="0035e7ed" style:font-weight-asian="normal" style:font-weight-complex="normal"/>
    </style:style>
    <style:style style:name="P44" style:family="paragraph" style:parent-style-name="Text_20_body" style:list-style-name="L2">
      <style:paragraph-properties fo:text-align="justify" style:justify-single-word="false"/>
      <style:text-properties fo:language="fr" fo:country="FR" officeooo:rsid="0018a901" officeooo:paragraph-rsid="0018a901"/>
    </style:style>
    <style:style style:name="P45" style:family="paragraph" style:parent-style-name="Text_20_body" style:list-style-name="L3">
      <style:paragraph-properties fo:text-align="justify" style:justify-single-word="false"/>
      <style:text-properties fo:language="fr" fo:country="FR" officeooo:rsid="0018a901" officeooo:paragraph-rsid="0018a901"/>
    </style:style>
    <style:style style:name="P46" style:family="paragraph" style:parent-style-name="Text_20_body" style:list-style-name="L3">
      <style:paragraph-properties fo:text-align="justify" style:justify-single-word="false"/>
      <style:text-properties fo:language="fr" fo:country="FR" officeooo:rsid="001949fe" officeooo:paragraph-rsid="001949fe"/>
    </style:style>
    <style:style style:name="P47" style:family="paragraph" style:parent-style-name="Text_20_body">
      <style:text-properties fo:language="fr" fo:country="FR" style:text-underline-style="solid" style:text-underline-width="auto" style:text-underline-color="font-color" officeooo:rsid="001acd0e" officeooo:paragraph-rsid="001acd0e"/>
    </style:style>
    <style:style style:name="P48" style:family="paragraph" style:parent-style-name="Text_20_body">
      <style:paragraph-properties fo:line-height="100%" fo:text-align="end" style:justify-single-word="false"/>
      <style:text-properties fo:language="fr" fo:country="FR" fo:font-style="italic" fo:font-weight="normal" officeooo:rsid="001acd0e" officeooo:paragraph-rsid="001acd0e" style:font-style-asian="italic" style:font-weight-asian="normal" style:font-style-complex="italic" style:font-weight-complex="normal"/>
    </style:style>
    <style:style style:name="P49" style:family="paragraph" style:parent-style-name="Text_20_body" style:list-style-name="L13">
      <style:paragraph-properties fo:text-align="justify" style:justify-single-word="false"/>
      <style:text-properties fo:language="fr" fo:country="FR" fo:font-style="italic" style:text-underline-style="none" officeooo:rsid="003c47e2" officeooo:paragraph-rsid="003c47e2" style:font-style-asian="italic" style:font-style-complex="italic"/>
    </style:style>
    <style:style style:name="P50" style:family="paragraph" style:parent-style-name="Text_20_body" style:list-style-name="L13">
      <style:paragraph-properties fo:text-align="justify" style:justify-single-word="false"/>
      <style:text-properties fo:language="fr" fo:country="FR" fo:font-style="italic" style:text-underline-style="none" officeooo:rsid="003ed524" officeooo:paragraph-rsid="003ed524" style:font-style-asian="italic" style:font-style-complex="italic"/>
    </style:style>
    <style:style style:name="P51" style:family="paragraph" style:parent-style-name="Text_20_body" style:list-style-name="L13">
      <style:paragraph-properties fo:text-align="justify" style:justify-single-word="false"/>
      <style:text-properties fo:language="fr" fo:country="FR" fo:font-style="italic" style:text-underline-style="none" officeooo:rsid="003fabd3" officeooo:paragraph-rsid="003fabd3" style:font-style-asian="italic" style:font-style-complex="italic"/>
    </style:style>
    <style:style style:name="P52" style:family="paragraph" style:parent-style-name="Text_20_body" style:list-style-name="L4">
      <style:paragraph-properties fo:text-align="justify" style:justify-single-word="false"/>
      <style:text-properties fo:language="fr" fo:country="FR" officeooo:rsid="001be82d" officeooo:paragraph-rsid="001be82d"/>
    </style:style>
    <style:style style:name="P53" style:family="paragraph" style:parent-style-name="Text_20_body" style:list-style-name="L4">
      <style:paragraph-properties fo:text-align="justify" style:justify-single-word="false"/>
      <style:text-properties fo:language="fr" fo:country="FR" officeooo:rsid="001d4ce0" officeooo:paragraph-rsid="001d4ce0"/>
    </style:style>
    <style:style style:name="P54" style:family="paragraph" style:parent-style-name="Text_20_body" style:list-style-name="L4">
      <style:paragraph-properties fo:text-align="justify" style:justify-single-word="false"/>
      <style:text-properties fo:language="fr" fo:country="FR" officeooo:rsid="001dd824" officeooo:paragraph-rsid="001dd824"/>
    </style:style>
    <style:style style:name="P55" style:family="paragraph" style:parent-style-name="Text_20_body" style:list-style-name="L4">
      <style:paragraph-properties fo:text-align="justify" style:justify-single-word="false"/>
      <style:text-properties fo:language="fr" fo:country="FR" officeooo:rsid="001eed28" officeooo:paragraph-rsid="001eed28"/>
    </style:style>
    <style:style style:name="P56" style:family="paragraph" style:parent-style-name="Text_20_body" style:list-style-name="L4">
      <style:paragraph-properties fo:text-align="justify" style:justify-single-word="false"/>
      <style:text-properties fo:language="fr" fo:country="FR" officeooo:rsid="00215d19" officeooo:paragraph-rsid="00215d19"/>
    </style:style>
    <style:style style:name="P57" style:family="paragraph" style:parent-style-name="Text_20_body">
      <style:paragraph-properties fo:text-align="justify" style:justify-single-word="false"/>
      <style:text-properties fo:language="fr" fo:country="FR" officeooo:rsid="0022d695" officeooo:paragraph-rsid="0022d695"/>
    </style:style>
    <style:style style:name="P58" style:family="paragraph" style:parent-style-name="Text_20_body" style:list-style-name="L5">
      <style:paragraph-properties fo:text-align="justify" style:justify-single-word="false"/>
      <style:text-properties fo:language="fr" fo:country="FR" officeooo:rsid="0022d695" officeooo:paragraph-rsid="0022d695"/>
    </style:style>
    <style:style style:name="P59" style:family="paragraph" style:parent-style-name="Text_20_body" style:list-style-name="L5">
      <style:paragraph-properties fo:text-align="justify" style:justify-single-word="false"/>
      <style:text-properties fo:language="fr" fo:country="FR" officeooo:rsid="00275e42" officeooo:paragraph-rsid="00275e42"/>
    </style:style>
    <style:style style:name="P60" style:family="paragraph" style:parent-style-name="Text_20_body" style:list-style-name="L5">
      <style:paragraph-properties fo:text-align="justify" style:justify-single-word="false"/>
      <style:text-properties fo:language="fr" fo:country="FR" officeooo:rsid="0028ce9e" officeooo:paragraph-rsid="0028ce9e"/>
    </style:style>
    <style:style style:name="P61" style:family="paragraph" style:parent-style-name="Text_20_body" style:list-style-name="L6">
      <style:paragraph-properties fo:text-align="justify" style:justify-single-word="false"/>
      <style:text-properties fo:language="fr" fo:country="FR" officeooo:rsid="002a19b3" officeooo:paragraph-rsid="002a19b3"/>
    </style:style>
    <style:style style:name="P62" style:family="paragraph" style:parent-style-name="Text_20_body" style:list-style-name="L6">
      <style:paragraph-properties fo:text-align="justify" style:justify-single-word="false"/>
      <style:text-properties fo:language="fr" fo:country="FR" officeooo:rsid="002c033a" officeooo:paragraph-rsid="002c033a"/>
    </style:style>
    <style:style style:name="P63" style:family="paragraph" style:parent-style-name="Text_20_body" style:list-style-name="L7">
      <style:paragraph-properties fo:text-align="justify" style:justify-single-word="false"/>
      <style:text-properties fo:language="fr" fo:country="FR" officeooo:rsid="003143d0" officeooo:paragraph-rsid="003143d0"/>
    </style:style>
    <style:style style:name="P64" style:family="paragraph" style:parent-style-name="Text_20_body" style:list-style-name="L8">
      <style:text-properties fo:language="fr" fo:country="FR" officeooo:rsid="0031fe76" officeooo:paragraph-rsid="0031fe76"/>
    </style:style>
    <style:style style:name="P65" style:family="paragraph" style:parent-style-name="Text_20_body" style:list-style-name="L8">
      <style:text-properties fo:language="fr" fo:country="FR" officeooo:rsid="0033ab74" officeooo:paragraph-rsid="0033ab74"/>
    </style:style>
    <style:style style:name="P66" style:family="paragraph" style:parent-style-name="Text_20_body" style:list-style-name="L8">
      <style:text-properties fo:language="fr" fo:country="FR" officeooo:rsid="0033ba49" officeooo:paragraph-rsid="0033ba49"/>
    </style:style>
    <style:style style:name="P67" style:family="paragraph" style:parent-style-name="Text_20_body" style:list-style-name="L9">
      <style:paragraph-properties fo:text-align="justify" style:justify-single-word="false"/>
      <style:text-properties fo:language="fr" fo:country="FR" officeooo:rsid="00346f48" officeooo:paragraph-rsid="00346f48"/>
    </style:style>
    <style:style style:name="P68" style:family="paragraph" style:parent-style-name="Text_20_body" style:list-style-name="L9">
      <style:paragraph-properties fo:text-align="justify" style:justify-single-word="false"/>
      <style:text-properties fo:language="fr" fo:country="FR" officeooo:rsid="00349450" officeooo:paragraph-rsid="00349450"/>
    </style:style>
    <style:style style:name="P69" style:family="paragraph" style:parent-style-name="Text_20_body" style:list-style-name="L11">
      <style:paragraph-properties fo:text-align="justify" style:justify-single-word="false"/>
      <style:text-properties fo:language="fr" fo:country="FR" officeooo:rsid="003709da" officeooo:paragraph-rsid="003709da"/>
    </style:style>
    <style:style style:name="P70" style:family="paragraph" style:parent-style-name="Text_20_body" style:list-style-name="L11">
      <style:paragraph-properties fo:text-align="justify" style:justify-single-word="false"/>
      <style:text-properties fo:language="fr" fo:country="FR" officeooo:rsid="003803fd" officeooo:paragraph-rsid="003803fd"/>
    </style:style>
    <style:style style:name="P71" style:family="paragraph" style:parent-style-name="Text_20_body" style:list-style-name="L12">
      <style:paragraph-properties fo:text-align="justify" style:justify-single-word="false"/>
      <style:text-properties fo:language="fr" fo:country="FR" style:text-underline-style="none" officeooo:rsid="0038f716" officeooo:paragraph-rsid="0038f716"/>
    </style:style>
    <style:style style:name="P72" style:family="paragraph" style:parent-style-name="Text_20_body" style:list-style-name="L12">
      <style:paragraph-properties fo:text-align="justify" style:justify-single-word="false"/>
      <style:text-properties fo:language="fr" fo:country="FR" officeooo:paragraph-rsid="0038f716"/>
    </style:style>
    <style:style style:name="P73" style:family="paragraph" style:parent-style-name="Text_20_body" style:list-style-name="L15">
      <style:text-properties fo:language="fr" fo:country="FR" fo:font-style="normal" style:text-underline-style="none" fo:font-weight="normal" officeooo:rsid="004863f5" officeooo:paragraph-rsid="004863f5" style:font-style-asian="normal" style:font-weight-asian="normal" style:font-style-complex="normal" style:font-weight-complex="normal"/>
    </style:style>
    <style:style style:name="P74" style:family="paragraph" style:parent-style-name="Text_20_body">
      <style:text-properties fo:language="fr" fo:country="FR" fo:font-style="normal" style:text-underline-style="solid" style:text-underline-width="auto" style:text-underline-color="font-color" officeooo:rsid="003c47e2" officeooo:paragraph-rsid="00460c5a" style:font-style-asian="normal" style:font-style-complex="normal"/>
    </style:style>
    <style:style style:name="P75" style:family="paragraph" style:parent-style-name="Text_20_body" style:list-style-name="L6">
      <style:paragraph-properties fo:text-align="justify" style:justify-single-word="false"/>
      <style:text-properties style:text-position="0% 100%" fo:language="fr" fo:country="FR" officeooo:rsid="002c033a" officeooo:paragraph-rsid="002c033a"/>
    </style:style>
    <style:style style:name="P76" style:family="paragraph" style:parent-style-name="Text_20_body" style:list-style-name="L6">
      <style:paragraph-properties fo:text-align="justify" style:justify-single-word="false"/>
      <style:text-properties style:text-position="0% 100%" fo:language="fr" fo:country="FR" officeooo:rsid="002dae7d" officeooo:paragraph-rsid="002dae7d"/>
    </style:style>
    <style:style style:name="P77" style:family="paragraph" style:parent-style-name="Text_20_body">
      <style:paragraph-properties fo:text-align="justify" style:justify-single-word="false"/>
      <style:text-properties officeooo:paragraph-rsid="003fcc38"/>
    </style:style>
    <style:style style:name="P78" style:family="paragraph" style:parent-style-name="Text_20_body">
      <style:paragraph-properties fo:text-align="justify" style:justify-single-word="false"/>
      <style:text-properties officeooo:paragraph-rsid="0046a9fa"/>
    </style:style>
    <style:style style:name="P79" style:family="paragraph" style:parent-style-name="Text_20_body" style:list-style-name="L14">
      <style:paragraph-properties fo:text-align="justify" style:justify-single-word="false"/>
      <style:text-properties fo:font-style="italic" style:text-underline-style="none" officeooo:rsid="0043f422" officeooo:paragraph-rsid="0043f422" style:font-style-asian="italic" style:font-style-complex="italic"/>
    </style:style>
    <style:style style:name="P80" style:family="paragraph" style:parent-style-name="Text_20_body" style:list-style-name="L14">
      <style:paragraph-properties fo:text-align="justify" style:justify-single-word="false"/>
      <style:text-properties fo:font-style="italic" style:text-underline-style="none" officeooo:rsid="0046a9fa" officeooo:paragraph-rsid="0046a9fa" style:font-style-asian="italic" style:font-style-complex="italic"/>
    </style:style>
    <style:style style:name="P81" style:family="paragraph" style:parent-style-name="Text_20_body" style:list-style-name="L14">
      <style:paragraph-properties fo:text-align="justify" style:justify-single-word="false"/>
      <style:text-properties fo:font-style="italic" style:text-underline-style="none" fo:font-weight="normal" officeooo:rsid="0044b381" officeooo:paragraph-rsid="0044b381" style:font-style-asian="italic" style:font-weight-asian="normal" style:font-style-complex="italic" style:font-weight-complex="normal"/>
    </style:style>
    <style:style style:name="P82" style:family="paragraph" style:parent-style-name="Text_20_body" style:list-style-name="L14">
      <style:paragraph-properties fo:text-align="justify" style:justify-single-word="false"/>
      <style:text-properties fo:font-style="italic" style:text-underline-style="none" fo:font-weight="normal" officeooo:rsid="00460491" officeooo:paragraph-rsid="00460491" style:font-style-asian="italic" style:font-weight-asian="normal" style:font-style-complex="italic" style:font-weight-complex="normal"/>
    </style:style>
    <style:style style:name="P83" style:family="paragraph" style:parent-style-name="Text_20_body" style:list-style-name="L14">
      <style:paragraph-properties fo:text-align="justify" style:justify-single-word="false"/>
      <style:text-properties fo:font-style="italic" style:text-underline-style="none" fo:font-weight="normal" officeooo:rsid="00460c5a" officeooo:paragraph-rsid="0046a9fa" style:font-style-asian="italic" style:font-weight-asian="normal" style:font-style-complex="italic" style:font-weight-complex="normal"/>
    </style:style>
    <style:style style:name="P84" style:family="paragraph" style:parent-style-name="Text_20_body" style:list-style-name="L14">
      <style:paragraph-properties fo:text-align="justify" style:justify-single-word="false"/>
      <style:text-properties fo:font-style="italic" style:text-underline-style="none" fo:font-weight="normal" officeooo:rsid="00460c5a" officeooo:paragraph-rsid="00460c5a" style:font-style-asian="italic" style:font-weight-asian="normal" style:font-style-complex="italic" style:font-weight-complex="normal"/>
    </style:style>
    <style:style style:name="P85" style:family="paragraph" style:parent-style-name="Text_20_body" style:list-style-name="L14">
      <style:paragraph-properties fo:text-align="justify" style:justify-single-word="false"/>
      <style:text-properties fo:font-style="italic" style:text-underline-style="none" fo:font-weight="normal" officeooo:rsid="0046a9fa" officeooo:paragraph-rsid="0046a9fa" style:font-style-asian="italic" style:font-weight-asian="normal" style:font-style-complex="italic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font-style="italic" style:text-underline-style="none" fo:font-weight="normal" officeooo:rsid="0046a9fa" officeooo:paragraph-rsid="0046a9fa" style:font-style-asian="italic" style:font-weight-asian="normal" style:font-style-complex="italic" style:font-weight-complex="normal"/>
    </style:style>
    <style:style style:name="P87" style:family="paragraph" style:parent-style-name="Text_20_body" style:list-style-name="L14">
      <style:paragraph-properties fo:text-align="justify" style:justify-single-word="false"/>
      <style:text-properties style:text-underline-style="none" officeooo:rsid="003fcc38" officeooo:paragraph-rsid="003fcc38"/>
    </style:style>
    <style:style style:name="P88" style:family="paragraph" style:parent-style-name="Text_20_body">
      <style:paragraph-properties fo:text-align="justify" style:justify-single-word="false"/>
      <style:text-properties style:text-underline-style="none" officeooo:rsid="003fcc38" officeooo:paragraph-rsid="003fcc38"/>
    </style:style>
    <style:style style:name="P89" style:family="paragraph" style:parent-style-name="Text_20_body" style:list-style-name="L14">
      <style:paragraph-properties fo:text-align="justify" style:justify-single-word="false"/>
      <style:text-properties style:text-underline-style="none" officeooo:rsid="00410f51" officeooo:paragraph-rsid="00410f51"/>
    </style:style>
    <style:style style:name="P90" style:family="paragraph" style:parent-style-name="Text_20_body">
      <style:paragraph-properties fo:text-align="justify" style:justify-single-word="false"/>
      <style:text-properties style:text-underline-style="none" officeooo:rsid="00410f51" officeooo:paragraph-rsid="00410f51"/>
    </style:style>
    <style:style style:name="P91" style:family="paragraph" style:parent-style-name="Text_20_body" style:list-style-name="L14">
      <style:paragraph-properties fo:text-align="justify" style:justify-single-word="false"/>
      <style:text-properties style:text-underline-style="none" fo:font-weight="bold" officeooo:rsid="0042b8a7" officeooo:paragraph-rsid="0042b8a7" style:font-weight-asian="bold" style:font-weight-complex="bold"/>
    </style:style>
    <style:style style:name="P92" style:family="paragraph" style:parent-style-name="Text_20_body" style:list-style-name="L14">
      <style:paragraph-properties fo:text-align="justify" style:justify-single-word="false"/>
      <style:text-properties fo:font-style="normal" style:text-underline-style="none" officeooo:rsid="0042b8a7" officeooo:paragraph-rsid="0042b8a7" style:font-style-asian="normal" style:font-style-complex="normal"/>
    </style:style>
    <style:style style:name="P93" style:family="paragraph" style:parent-style-name="Text_20_body" style:list-style-name="L14">
      <style:paragraph-properties fo:text-align="justify" style:justify-single-word="false"/>
      <style:text-properties fo:font-style="normal" style:text-underline-style="none" fo:font-weight="bold" officeooo:rsid="0042b8a7" officeooo:paragraph-rsid="0042b8a7" style:font-style-asian="normal" style:font-weight-asian="bold" style:font-style-complex="normal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4863f5" officeooo:paragraph-rsid="004863f5" style:font-style-asian="normal" style:font-weight-asian="normal" style:font-style-complex="normal" style:font-weight-complex="normal"/>
    </style:style>
    <style:style style:name="P95" style:family="paragraph" style:parent-style-name="Text_20_body">
      <style:paragraph-properties fo:text-align="center" style:justify-single-word="false"/>
      <style:text-properties officeooo:paragraph-rsid="0046a9fa"/>
    </style:style>
    <style:style style:name="P96" style:family="paragraph" style:parent-style-name="Text_20_body" style:list-style-name="L14">
      <style:paragraph-properties fo:text-align="justify" style:justify-single-word="false" fo:break-before="page"/>
      <style:text-properties fo:font-style="normal" style:text-underline-style="none" fo:font-weight="bold" officeooo:rsid="0042b8a7" officeooo:paragraph-rsid="0042b8a7" style:font-style-asian="normal" style:font-weight-asian="bold" style:font-style-complex="normal" style:font-weight-complex="bold"/>
    </style:style>
    <style:style style:name="P9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cd0e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cd0e" style:font-weight-asian="normal" style:font-weight-complex="normal"/>
    </style:style>
    <style:style style:name="T5" style:family="text">
      <style:text-properties fo:font-weight="normal" officeooo:rsid="0035e7ed" style:font-weight-asian="normal" style:font-weight-complex="normal"/>
    </style:style>
    <style:style style:name="T6" style:family="text">
      <style:text-properties officeooo:rsid="001acd0e"/>
    </style:style>
    <style:style style:name="T7" style:family="text">
      <style:text-properties style:text-position="super 58%"/>
    </style:style>
    <style:style style:name="T8" style:family="text">
      <style:text-properties fo:language="fr" fo:country="FR"/>
    </style:style>
    <style:style style:name="T9" style:family="text">
      <style:text-properties fo:language="fr" fo:country="FR" fo:font-style="normal" style:text-underline-style="solid" style:text-underline-width="auto" style:text-underline-color="font-color" officeooo:rsid="003c47e2" style:font-style-asian="normal" style:font-style-complex="normal"/>
    </style:style>
    <style:style style:name="T10" style:family="text">
      <style:text-properties fo:language="fr" fo:country="FR" fo:font-style="normal" style:font-style-asian="normal" style:font-style-complex="normal"/>
    </style:style>
    <style:style style:name="T11" style:family="text">
      <style:text-properties fo:language="fr" fo:country="FR" fo:font-style="normal" officeooo:rsid="003c47e2" style:font-style-asian="normal" style:font-style-complex="normal"/>
    </style:style>
    <style:style style:name="T12" style:family="text">
      <style:text-properties fo:language="fr" fo:country="FR" fo:font-style="italic" style:font-style-asian="italic" style:font-style-complex="italic"/>
    </style:style>
    <style:style style:name="T13" style:family="text">
      <style:text-properties fo:language="fr" fo:country="FR"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language="fr" fo:country="FR" fo:font-style="italic" style:text-underline-style="none" fo:font-weight="bold" officeooo:rsid="0046a9fa" style:font-style-asian="italic" style:font-weight-asian="bold" style:font-style-complex="italic" style:font-weight-complex="bold"/>
    </style:style>
    <style:style style:name="T15" style:family="text">
      <style:text-properties fo:language="fr" fo:country="FR" fo:font-style="italic" style:text-underline-style="none" fo:font-weight="bold" officeooo:rsid="00460c5a" style:font-style-asian="italic" style:font-weight-asian="bold" style:font-style-complex="italic" style:font-weight-complex="bold"/>
    </style:style>
    <style:style style:name="T16" style:family="text">
      <style:text-properties fo:language="fr" fo:country="FR" fo:font-style="italic" style:text-underline-style="none" fo:font-weight="bold" officeooo:rsid="004863f5" style:font-style-asian="italic" style:font-weight-asian="bold" style:font-style-complex="italic" style:font-weight-complex="bold"/>
    </style:style>
    <style:style style:name="T17" style:family="text">
      <style:text-properties fo:language="fr" fo:country="FR" fo:font-style="italic" style:text-underline-style="none" style:font-style-asian="italic" style:font-style-complex="italic"/>
    </style:style>
    <style:style style:name="T18" style:family="text">
      <style:text-properties fo:language="fr" fo:country="FR" fo:font-style="italic" style:text-underline-style="none" officeooo:rsid="00460c5a" style:font-style-asian="italic" style:font-style-complex="italic"/>
    </style:style>
    <style:style style:name="T19" style:family="text">
      <style:text-properties fo:language="fr" fo:country="FR" officeooo:rsid="00460c5a"/>
    </style:style>
    <style:style style:name="T20" style:family="text">
      <style:text-properties fo:language="fr" fo:country="FR" officeooo:rsid="0046a9fa"/>
    </style:style>
    <style:style style:name="T21" style:family="text">
      <style:text-properties fo:language="fr" fo:country="FR" fo:font-weight="normal" style:font-weight-asian="normal" style:font-weight-complex="normal"/>
    </style:style>
    <style:style style:name="T22" style:family="text">
      <style:text-properties fo:language="fr" fo:country="FR" fo:font-weight="normal" officeooo:rsid="00460c5a" style:font-weight-asian="normal" style:font-weight-complex="normal"/>
    </style:style>
    <style:style style:name="T23" style:family="text">
      <style:text-properties fo:language="fr" fo:country="FR" style:text-underline-style="none"/>
    </style:style>
    <style:style style:name="T24" style:family="text">
      <style:text-properties fo:language="fr" fo:country="FR" style:text-underline-style="none" officeooo:rsid="00460c5a"/>
    </style:style>
    <style:style style:name="T25" style:family="text">
      <style:text-properties style:text-position="0% 100%"/>
    </style:style>
    <style:style style:name="T26" style:family="text">
      <style:text-properties officeooo:rsid="003e22d9"/>
    </style:style>
    <style:style style:name="T27" style:family="text">
      <style:text-properties style:text-underline-style="none" officeooo:rsid="0038f716"/>
    </style:style>
    <style:style style:name="T28" style:family="text">
      <style:text-properties style:text-underline-style="none" fo:font-weight="bold" officeooo:rsid="0038f716" style:font-weight-asian="bold" style:font-weight-complex="bold"/>
    </style:style>
    <style:style style:name="T29" style:family="text">
      <style:text-properties style:font-name="Liberation Sans" fo:font-size="14pt" fo:language="fr" fo:country="FR" fo:font-style="normal" style:text-underline-style="solid" style:text-underline-width="auto" style:text-underline-color="font-color" officeooo:rsid="003fcc38" style:font-name-asian="Noto Sans CJK SC" style:font-size-asian="14pt" style:font-style-asian="normal" style:font-name-complex="Lohit Devanagari" style:font-size-complex="14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CM 4 : Indexer : du langage naturel au langage documentaire</text:h>
      <text:p text:style-name="P4"/>
      <text:p text:style-name="P21">Les outils intellectuels pour classer et décrire les savoirs avec des langages documentaires</text:p>
      <text:p text:style-name="P4"/>
      <text:p text:style-name="P4"><draw:line text:anchor-type="paragraph" draw:z-index="0" draw:name="Shape1" draw:style-name="gr1" draw:text-style-name="P97" svg:x1="-0.0181in" svg:y1="0.0783in" svg:x2="6.8256in" svg:y2="0.0783in"><text:p/></draw:line></text:p>
      <text:h text:style-name="P28" text:outline-level="2">1) Les langages documentaires</text:h>
      <text:h text:style-name="P29" text:outline-level="3"/>
      <text:h text:style-name="P29" text:outline-level="3">1.1 : Les langages documentaires : quoi et pourquoi ?</text:h>
      <text:p text:style-name="P7"/>
      <text:p text:style-name="P5">Définition ADBS :</text:p>
      <text:list xml:id="list669551923" text:style-name="L1">
        <text:list-item>
          <text:p text:style-name="P39">Langage contrôlé et normalisé utilisé dans un système documentaire pour l’indexation et la recherche.</text:p>
        </text:list-item>
        <text:list-item>
          <text:p text:style-name="P42">Un langage documentaire permet de représenter de manière <text:span text:style-name="T1">univoque</text:span> les notions identifiées dans les documents et dans les demandes des utilisateurs, en prescrivant une liste de termes ou d’indices, et leurs règles d’utilisation.</text:p>
          <text:list>
            <text:list-item>
              <text:p text:style-name="P42">→ Servent à indexer ET à chercher les documents</text:p>
            </text:list-item>
            <text:list-item>
              <text:p text:style-name="P42">→ Évitent la polysémie, la synonymie et permettent plus de précision</text:p>
            </text:list-item>
          </text:list>
        </text:list-item>
      </text:list>
      <text:p text:style-name="P6"/>
      <text:p text:style-name="P6"/>
      <text:h text:style-name="P30" text:outline-level="3">1.2 Les langages documentaires : finalité</text:h>
      <text:p text:style-name="P8"><text:tab/></text:p>
      <text:list xml:id="list3796685980" text:style-name="L2">
        <text:list-item>
          <text:p text:style-name="P44">Pallient les ambiguïtés du langage naturel : imprécision, synonymie et polysémie</text:p>
        </text:list-item>
        <text:list-item>
          <text:p text:style-name="P44">Normés et contrôlés, ils ont une visée pratique : permettre l’interrogation, donc la recherche d’information <text:span text:style-name="T1">sans ambiguïté</text:span> (donc sans bruit)</text:p>
        </text:list-item>
        <text:list-item>
          <text:p text:style-name="P44">Assurent une médiation. Dans le flux d’informations, ils constituent des outils permettant l’accès aux documents</text:p>
        </text:list-item>
      </text:list>
      <text:p text:style-name="P12"/>
      <text:h text:style-name="P31" text:outline-level="3"/>
      <text:h text:style-name="P36" text:outline-level="3">1.3 Les langages documentaires : Typologie</text:h>
      <text:p text:style-name="P8"/>
      <text:p text:style-name="P12">On distingue trois types de langages documentaires :</text:p>
      <text:list xml:id="list652621357" text:style-name="L3">
        <text:list-item>
          <text:p text:style-name="P45">Les classifications </text:p>
          <text:list>
            <text:list-item>
              <text:p text:style-name="P45">Permet l’organisation d’un ou plusieurs domaines de la connaissance en un système ordonné de classes et sous-classes (CDU / Dewey).</text:p>
            </text:list-item>
          </text:list>
        </text:list-item>
        <text:list-item>
          <text:p text:style-name="P46">Les listes d’autorités :</text:p>
          <text:list>
            <text:list-item>
              <text:p text:style-name="P46">Liste des termes normalisés, soit des mots matières, soit des noms propres, qui doivent être obligatoirement et nécessairement utilisés dans l’indexation (RAMEAU).</text:p>
            </text:list-item>
          </text:list>
        </text:list-item>
        <text:list-item>
          <text:p text:style-name="P46">Les thesaurus :</text:p>
          <text:list>
            <text:list-item>
              <text:p text:style-name="P46">Liste organisée de termes normalisés (descripteurs et non-descripteurs), reliés entre-eux par des relations sémantiques (générique, associé, équivalent ou employé pour)</text:p>
            </text:list-item>
          </text:list>
        </text:list-item>
      </text:list>
      <text:h text:style-name="P28" text:outline-level="2">2) Les classifications</text:h>
      <text:p text:style-name="P47"/>
      <text:p text:style-name="P9">“<text:span text:style-name="T6">Considérer les classements et classifications comme outils </text:span><text:span text:style-name="T2">sociotechniques </text:span><text:span text:style-name="T4">et </text:span><text:span text:style-name="T2">politiques</text:span><text:span text:style-name="T4"> visant une certaine maîtrise du monde, face à l’infini, à l’incommensurable et à l’inclassable”</text:span></text:p>
      <text:p text:style-name="P48">Liquète, V. &amp; Kovacs, S. (2013). La lutte des classements : </text:p>
      <text:p text:style-name="P48">Introduction générale. Hermès, La Revue, N°66, p 9-15.</text:p>
      <text:h text:style-name="P32" text:outline-level="3">2.1 Classer : d’un besoin anthropologique à une forme de pouvoir (Y. MAURY)</text:h>
      <text:p text:style-name="P9"/>
      <text:list xml:id="list1157496081" text:style-name="L4">
        <text:list-item>
          <text:p text:style-name="P52">Un besoin anthropologique</text:p>
          <text:list>
            <text:list-item>
              <text:p text:style-name="P52">Classer permet d’élucider les savoirs et de les rendre appropriables</text:p>
            </text:list-item>
            <text:list-item>
              <text:p text:style-name="P53">Besoin encore plus fort au XIX<text:span text:style-name="T7">ème</text:span> siècle avec le développement de découvertes et de leur corollaire, les techniques</text:p>
            </text:list-item>
          </text:list>
        </text:list-item>
        <text:list-item>
          <text:p text:style-name="P53">Une forme de contrôle : découpage et hiérarchisation des savoirs expriment une volonté de contrôle, de maîtrise du monde via leur ordonnancement.</text:p>
          <text:list>
            <text:list-item>
              <text:p text:style-name="P53">« Des activités de mise en ordre du monde qui induisent un exercice intellectuel et un exercice du pouvoir. »</text:p>
              <text:list>
                <text:list-item>
                  <text:p text:style-name="P54">Choix et utilisation des outils instituent une normativité</text:p>
                </text:list-item>
                <text:list-item>
                  <text:p text:style-name="P55">Outils = matérialisent des valeurs et les font circuler</text:p>
                </text:list-item>
                <text:list-item>
                  <text:p text:style-name="P56">En fonction des époques et des lieux, des savoirs sont estimés légitimes, d’autres ignorés ou minorés</text:p>
                </text:list-item>
              </text:list>
            </text:list-item>
          </text:list>
        </text:list-item>
      </text:list>
      <text:h text:style-name="P37" text:outline-level="3">2.2 Dewey et CDU : Deux classifications à structures hiérarchiques</text:h>
      <text:p text:style-name="P57"/>
      <text:list xml:id="list2867065733" text:style-name="L5">
        <text:list-item>
          <text:p text:style-name="P58">C’est un découpage à priori des savoirs : les termes sont inscrits par domaine, dans des classes qui elles-mêmes sont subdivisées… jusqu’à parvenir à une granularité fine de description des documents.</text:p>
        </text:list-item>
        <text:list-item>
          <text:p text:style-name="P59">Conçus pour la recherche par domaine</text:p>
        </text:list-item>
        <text:list-item>
          <text:p text:style-name="P59">Inconvénient : les classifications dispersent les documents (pouvant avoir certains liens)</text:p>
          <text:list>
            <text:list-item>
              <text:p text:style-name="P60">exemple : le thème « gaz ». Des documents peuvent se retrouver dans les catégories : chimie, économie, géologie, relations internationales…</text:p>
            </text:list-item>
          </text:list>
        </text:list-item>
      </text:list>
      <text:p text:style-name="P1">Historique rapide</text:p>
      <text:p text:style-name="P13"/>
      <text:list xml:id="list1295436602" text:style-name="L6">
        <text:list-item>
          <text:p text:style-name="P61">Fondement : mise en ordre générale des connaissances, c’est-à-dire du besoin de passer :</text:p>
          <text:list>
            <text:list-item>
              <text:p text:style-name="P61">d’une mémoire scientifique non structurée,</text:p>
            </text:list-item>
            <text:list-item>
              <text:p text:style-name="P61">à une organisation structurée du savoir.</text:p>
            </text:list-item>
          </text:list>
        </text:list-item>
        <text:list-item>
          <text:p text:style-name="P62">Fin du XIX<text:span text:style-name="T7">ème </text:span><text:span text:style-name="T25">siècle :</text:span></text:p>
          <text:list>
            <text:list-item>
              <text:p text:style-name="P75">A cette époque, les bibliothèques constituaient les principaux gisements du savoir.</text:p>
            </text:list-item>
            <text:list-item>
              <text:p text:style-name="P76">Les documents étaient regroupés physiquement en fonction de leurs contenus.</text:p>
            </text:list-item>
            <text:list-item>
              <text:p text:style-name="P76">C’est pour répondre à ce besoin d’organisation, qu’ont été inventées des classifications universelles.</text:p>
            </text:list-item>
          </text:list>
        </text:list-item>
      </text:list>
      <text:p text:style-name="P2">Leur forme</text:p>
      <text:p text:style-name="P14"/>
      <text:list xml:id="list3176560253" text:style-name="L7">
        <text:list-item>
          <text:p text:style-name="P63">Les concepts sont représentés sous forme d’arbre → structure d’arborescence</text:p>
          <text:list>
            <text:list-item>
              <text:p text:style-name="P63">Chaque notion est située : </text:p>
              <text:list>
                <text:list-item>
                  <text:p text:style-name="P63">dans une branche précise</text:p>
                </text:list-item>
                <text:list-item>
                  <text:p text:style-name="P63">à un niveau de précision déterminée</text:p>
                </text:list-item>
              </text:list>
            </text:list-item>
          </text:list>
        </text:list-item>
        <text:list-item>
          <text:p text:style-name="P63">L’indexation est en langage codé : code alphabétique, numérique ou alphanumérique</text:p>
        </text:list-item>
      </text:list>
      <text:p text:style-name="P14"/>
      <text:h text:style-name="P33" text:outline-level="3"/>
      <text:h text:style-name="P38" text:outline-level="3">2.2.1 : DEWEY : La classification décimale universelle</text:h>
      <text:p text:style-name="P15"/>
      <text:list xml:id="list1465231059" text:style-name="L8">
        <text:list-item>
          <text:p text:style-name="P64">Créée par Melvil DEWEY en 1876, utilisée dans 135 pays, traduite dans plus de 30 langues (dernièrement traductions en arabe, chinois et turc)</text:p>
        </text:list-item>
        <text:list-item>
          <text:p text:style-name="P64">Aux États-Unis, 95 % des bibliothèques publique l’ont adoptée, ainsi que 25 % des bibliothèques universitaires et 20 % des centres de documentaires.</text:p>
        </text:list-item>
        <text:list-item>
          <text:p text:style-name="P64">Une classification est désormais un critère de recherche reconnu par certains moteurs de recherche sur le WEB :</text:p>
          <text:list>
            <text:list-item>
              <text:p text:style-name="P64">WebDewey est la version internet de la base de données de la CDD (Classification Décimale Dewey), elle permet d’explorer de manière institutive ….</text:p>
            </text:list-item>
          </text:list>
        </text:list-item>
        <text:list-item>
          <text:p text:style-name="P65">La structure des premières éditions était basée sur le schéma de structuration du savoir humain inspiré par Francis BACON.</text:p>
          <text:list>
            <text:list-item>
              <text:p text:style-name="P65">BACON 1605, division des savoirs selon « les 3 parties de l’entendement humain », les connaissances étant rapportées non à leur contenu mais à l’ordre des facultés cognitives :</text:p>
              <text:list>
                <text:list-item>
                  <text:p text:style-name="P65">Histoire / Mémoire</text:p>
                </text:list-item>
                <text:list-item>
                  <text:p text:style-name="P65">Poésie / Imagination</text:p>
                </text:list-item>
                <text:list-item>
                  <text:p text:style-name="P65">Philosophie / Raison</text:p>
                </text:list-item>
              </text:list>
            </text:list-item>
            <text:list-item>
              <text:p text:style-name="P65">Disciplines liées à la mémoire (histoire et géographie) ; celles liées à la création (arts &amp; techniques) ; celles liées à la raison (philosophie, théologie, mathématiques).</text:p>
            </text:list-item>
          </text:list>
        </text:list-item>
        <text:list-item>
          <text:p text:style-name="P66">En inversant cet ordre, la CDD répartit le savoir en dix grandes classes, à le tour divisées en cent divisions, puis en une multitude de sections et sous-sections.</text:p>
        </text:list-item>
      </text:list>
      <text:p text:style-name="P16"/>
      <text:h text:style-name="P35" text:outline-level="3">2.2.2 La CDU</text:h>
      <text:p text:style-name="P20"/>
      <text:list xml:id="list764570056" text:style-name="L9">
        <text:list-item>
          <text:p text:style-name="P67">Deux avocats belges <text:span text:style-name="T1">Paul Orlet</text:span> (1868 – 1944) et <text:span text:style-name="T1">Henry La Fontaine</text:span> (1853 – 1943), fondateurs de l’Institut International de Bibliographie en 1895, adoptent et assouplissent la classification Dewey, avec son autorisation, pour intégrer tout type de document (monographie, article, objet muséal…)</text:p>
        </text:list-item>
        <text:list-item>
          <text:p text:style-name="P68">La <text:span text:style-name="T1">Classification Décimale Universelle</text:span> à partir de 1927</text:p>
          <text:list>
            <text:list-item>
              <text:p text:style-name="P68">150 000 sujets</text:p>
            </text:list-item>
            <text:list-item>
              <text:p text:style-name="P68">traduite dans une vingtaine de langues différentes</text:p>
            </text:list-item>
          </text:list>
        </text:list-item>
      </text:list>
      <text:p text:style-name="P17"/>
      <text:p text:style-name="P17"/>
      <text:p text:style-name="P26">Principes communs avec la Dewey</text:p>
      <text:p text:style-name="P10"/>
      <text:p text:style-name="P18">Comme la classification de Dewey, la CDU utilise trois principes de base :</text:p>
      <text:list xml:id="list2795069670" text:style-name="L10">
        <text:list-item>
          <text:p text:style-name="P40">Indexation<text:span text:style-name="T3"> par domaine : l’</text:span>idée<text:span text:style-name="T3"> contenue dans le document : </text:span><text:span text:style-name="T5">toutes les notions relatives à un même ensemble de concepts</text:span></text:p>
        </text:list-item>
        <text:list-item>
          <text:p text:style-name="P40"><text:span text:style-name="T3">Chaque domaine correspond à un </text:span>indice</text:p>
        </text:list-item>
        <text:list-item>
          <text:p text:style-name="P41">Subdivision<text:span text:style-name="T3"> de chaque indice pour parvenir à une granularité fine : on classe </text:span>du général au particulier<text:span text:style-name="T3"> en utilisant des divisions successives en dixièmes, centièmes, millièmes… etc</text:span></text:p>
        </text:list-item>
      </text:list>
      <text:p text:style-name="P43"/>
      <text:p text:style-name="P43"/>
      <text:h text:style-name="P34" text:outline-level="3">2.3 Limites : comment faire pour des savoirs émergents et/ou complexes ?</text:h>
      <text:p text:style-name="P11"/>
      <text:list xml:id="list2504055444" text:style-name="L11">
        <text:list-item>
          <text:p text:style-name="P69">Classifications à facettes, système non pas hiérarchique, mais analytico-synthétique :</text:p>
          <text:list>
            <text:list-item>
              <text:p text:style-name="P69">Chaque facette : une catégorie non-thématique permettant l’organisation d’un ensemble de notion (leur catégorisation), en fonction de leur nature propre ou de point de vue sous lequel on les considère.</text:p>
            </text:list-item>
            <text:list-item>
              <text:p text:style-name="P69">Facette ou critère de division</text:p>
            </text:list-item>
          </text:list>
        </text:list-item>
        <text:list-item>
          <text:p text:style-name="P70">Exemple : Celle de Shiyali Ranganathan, mathématicien : la Colon Classification (CC), 1933, Réflexion sur l’organisation des connaissances, revendique un schéma “hospitalier” de la classification et non prisonnier comme CDU ou CDD.</text:p>
          <text:p text:style-name="P70"/>
        </text:list-item>
      </text:list>
      <text:p text:style-name="P3">Critiques des classifications décimales :</text:p>
      <text:p text:style-name="P19"/>
      <text:list xml:id="list3755838291" text:style-name="L12">
        <text:list-item>
          <text:p text:style-name="P71">Rigidité des classes fondamentales</text:p>
        </text:list-item>
        <text:list-item>
          <text:p text:style-name="P71">Manque de liaison entre les sujets</text:p>
        </text:list-item>
        <text:list-item>
          <text:p text:style-name="P71">Impossibilité d’indexer des sujets modernes</text:p>
        </text:list-item>
        <text:list-item>
          <text:p text:style-name="P72"><text:span text:style-name="T27">Orientation </text:span><text:span text:style-name="T28">idéologique</text:span><text:span text:style-name="T27"> de la classification</text:span></text:p>
          <text:p text:style-name="P72"><text:span text:style-name="T27"/></text:p>
        </text:list-item>
      </text:list>
      <text:p text:style-name="P22"/>
      <text:p text:style-name="P25">Une entreprise vouée à l’échec ? (Daniel Parrochia)</text:p>
      <text:list xml:id="list3268858799" text:style-name="L13">
        <text:list-item>
          <text:p text:style-name="P49">Aucune classification au monde ne peut atteindre cette utopie <text:span text:style-name="T26">du code unique, universel (</text:span>de classifier tout le savoir du monde<text:span text:style-name="T26">). </text:span></text:p>
        </text:list-item>
        <text:list-item>
          <text:p text:style-name="P50">"Le savoir moderne (proliférant, complexe, interférent) a d'ailleurs réclamé, ces cinquantes dernières années, qu'on change complètement de modèle : le relationnel-réticulé (le réseau) a pris le relais des arbres et de la combinatoire restreinte."</text:p>
        </text:list-item>
        <text:list-item>
          <text:p text:style-name="P51">Des changements à venir déjà visibles dans certains catalogues de bibliothèque : l'usager peut accéder aux documents par navigation, ou via des visualisations de type cartographie d'un réseau conceptuel</text:p>
        </text:list-item>
      </text:list>
      <text:p text:style-name="P23">(CM 5 : 211012)</text:p>
      <text:p text:style-name="P24"><text:span text:style-name="T29">En guise de conclusion : classer le web </text:span><text:span text:style-name="T9">?</text:span></text:p>
      <text:p text:style-name="P77"><text:span text:style-name="T9"/></text:p>
      <text:list xml:id="list2719576239" text:style-name="L14">
        <text:list-item>
          <text:p text:style-name="P87"><text:span text:style-name="T11">L</text:span><text:span text:style-name="T10">e web et ses milliards de pages : un défi pour l'organisation des connaissances.</text:span></text:p>
        </text:list-item>
        <text:list-item>
          <text:p text:style-name="P87"><text:span text:style-name="T10">De façon plus générale, comment est classée l'information numérique ?</text:span></text:p>
        </text:list-item>
        <text:list-item>
          <text:p text:style-name="P87"><text:span text:style-name="T10">Quel(s) classement(s) connaissez-vous ? Comment les informations viennent à vous sur le web ? Comment sont classées les pages web accessibles via les moteurs de recherche, ou via les TL des RSN ?</text:span></text:p>
        </text:list-item>
      </text:list>
      <text:p text:style-name="P88"><text:span text:style-name="T10"/></text:p>
      <text:list xml:id="list90927820102987" text:continue-numbering="true" text:style-name="L14">
        <text:list-item>
          <text:p text:style-name="P89"><text:span text:style-name="T10">Le classement est le résultat de calculs</text:span></text:p>
        </text:list-item>
        <text:list-item>
          <text:p text:style-name="P89"><text:span text:style-name="T10">Calculs effectués par des algorithmes --&gt; compte rendu de Dominique Cardon (2015). </text:span></text:p>
          <text:list>
            <text:list-item>
              <text:p text:style-name="P89"><text:span text:style-name="T10">"</text:span><text:span text:style-name="T12">A quoi rêvent les algorithmes." Paris : Seuil, 105p</text:span></text:p>
            </text:list-item>
          </text:list>
        </text:list-item>
      </text:list>
      <text:p text:style-name="P90"><text:span text:style-name="T12"/></text:p>
      <text:list xml:id="list90929574724733" text:continue-numbering="true" text:style-name="L14">
        <text:list-item>
          <text:p text:style-name="P92"><text:span text:style-name="T8">4 manières différentes de classer l'information sur le web :</text:span></text:p>
          <text:list>
            <text:list-item>
              <text:p text:style-name="P93"><text:span text:style-name="T8">Popularité</text:span></text:p>
              <text:list>
                <text:list-item>
                  <text:p text:style-name="P79"><text:span text:style-name="T8">Mesurer l'audience sur le modèle des mass media :</text:span></text:p>
                  <text:list>
                    <text:list-item>
                      <text:p text:style-name="P79"><text:span text:style-name="T8">user-centric et site-centric </text:span></text:p>
                    </text:list-item>
                    <text:list-item>
                      <text:p text:style-name="P79"><text:span text:style-name="T8">-&gt; google analytics pour webmasters, trafic via adresse IP + durée de présence sur la page </text:span></text:p>
                    </text:list-item>
                    <text:list-item>
                      <text:p text:style-name="P79"><text:span text:style-name="T8">-&gt; stratégie pour capter l'attention</text:span></text:p>
                    </text:list-item>
                  </text:list>
                </text:list-item>
                <text:list-item>
                  <text:p text:style-name="P80"><text:span text:style-name="T8">ex : </text:span><text:span text:style-name="T22">Sites web </text:span><text:span text:style-name="T21">en général, </text:span><text:span text:style-name="T22">notamment ceux des medias</text:span></text:p>
                </text:list-item>
              </text:list>
            </text:list-item>
            <text:list-item>
              <text:p text:style-name="P96"><text:span text:style-name="T8">Autorité</text:span></text:p>
              <text:list>
                <text:list-item>
                  <text:p text:style-name="P81"><text:span text:style-name="T8">Mesurer la force sociale de la page sur le modèle de la reconnaissance d'une valeur par une communauté (modèle de la science et de ses références).</text:span></text:p>
                </text:list-item>
                <text:list-item>
                  <text:p text:style-name="P83"><text:span text:style-name="T20">ex : </text:span><text:span text:style-name="T8">Google</text:span></text:p>
                  <text:p text:style-name="P81"><text:span text:style-name="T8"/></text:p>
                </text:list-item>
              </text:list>
            </text:list-item>
            <text:list-item>
              <text:p text:style-name="P93"><text:span text:style-name="T8">Réputation</text:span></text:p>
              <text:list>
                <text:list-item>
                  <text:p text:style-name="P82"><text:span text:style-name="T8">Mesurer le pouvoir qu'a un internaute de voir les autres relayer les messages qu'il émet, mesurer son influence via les réactions sur les publications.</text:span></text:p>
                </text:list-item>
                <text:list-item>
                  <text:p text:style-name="P85"><text:span text:style-name="T8">ex : </text:span><text:span text:style-name="T19">Facebook + tous les RSN</text:span></text:p>
                  <text:p text:style-name="P85"><text:span text:style-name="T19"/></text:p>
                </text:list-item>
              </text:list>
            </text:list-item>
            <text:list-item>
              <text:p text:style-name="P91"><text:span text:style-name="T10">Prédiction</text:span></text:p>
              <text:list>
                <text:list-item>
                  <text:p text:style-name="P84"><text:span text:style-name="T8">Mesurer, à partir de l'enregistrement des traces des internautes et du Machine Learning, des profils afin de personnaliser les services</text:span></text:p>
                </text:list-item>
                <text:list-item>
                  <text:p text:style-name="P85"><text:span text:style-name="T8">ex : </text:span><text:span text:style-name="T19">Netflix, Amazon ...</text:span></text:p>
                </text:list-item>
              </text:list>
            </text:list-item>
          </text:list>
        </text:list-item>
      </text:list>
      <text:p text:style-name="P86"><text:span text:style-name="T19"/></text:p>
      <text:p text:style-name="P95"><text:span text:style-name="T14">O</text:span><text:span text:style-name="T15">n nous donne à voir le web, non pas tel qu'il existe, mais tel qu'</text:span><text:span text:style-name="T16">on</text:span><text:span text:style-name="T15"> veut que nous le voyions.</text:span></text:p>
      <text:p text:style-name="P78"><text:span text:style-name="T15"/></text:p>
      <text:p text:style-name="P78"><text:span text:style-name="T15"/></text:p>
      <text:p text:style-name="P94"><text:span text:style-name="T19">G</text:span><text:span text:style-name="T8">oogle et le Page Rank</text:span></text:p>
      <text:list xml:id="list1023096898" text:style-name="L15">
        <text:list-item>
          <text:p text:style-name="P73">Nombre de liens qui pointent vers le site ("popularité" qui se veut autorité)</text:p>
        </text:list-item>
        <text:list-item>
          <text:p text:style-name="P73">Occurence des mots clés de la requête contenus dans le titre, etc ...</text:p>
        </text:list-item>
        <text:list-item>
          <text:p text:style-name="P73">Qualité du site : nom de domaine, MaJ des pages, contenu original </text:p>
        </text:list-item>
      </text:list>
      <text:p text:style-name="P74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08:29:41.763680004</meta:creation-date>
    <dc:date>2021-10-12T09:04:10.791391687</dc:date>
    <meta:editing-duration>PT2H14M19S</meta:editing-duration>
    <meta:editing-cycles>45</meta:editing-cycles>
    <meta:generator>LibreOffice/6.4.7.2$Linux_X86_64 LibreOffice_project/40$Build-2</meta:generator>
    <meta:document-statistic meta:table-count="0" meta:image-count="0" meta:object-count="0" meta:page-count="7" meta:paragraph-count="123" meta:word-count="1535" meta:character-count="9460" meta:non-whitespace-character-count="8128"/>
  </office:meta>
</office:document-meta>
</file>